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1" svg:font-family="'Courier New', serif"/>
    <style:font-face style:name="OpenSymbol" svg:font-family="OpenSymbol"/>
    <style:font-face style:name="Tahoma1" svg:font-family="Tahoma"/>
    <style:font-face style:name="Verdana" svg:font-family="Verdana, 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.628cm" fo:margin-left="0cm" fo:margin-right="-0.039cm" table:align="margins"/>
    </style:style>
    <style:style style:name="Table2.A" style:family="table-column">
      <style:table-column-properties style:column-width="17.628cm" style:rel-column-width="65535*"/>
    </style:style>
    <style:style style:name="Table2.A1" style:family="table-cell">
      <style:table-cell-properties fo:background-color="#ffffff" fo:padding="0.265cm" fo:border="none">
        <style:background-image/>
      </style:table-cell-properties>
    </style:style>
    <style:style style:name="Table1" style:family="table">
      <style:table-properties style:width="17.099cm" table:align="margins"/>
    </style:style>
    <style:style style:name="Table1.A" style:family="table-column">
      <style:table-column-properties style:column-width="11.603cm" style:rel-column-width="44469*"/>
    </style:style>
    <style:style style:name="Table1.B" style:family="table-column">
      <style:table-column-properties style:column-width="5.496cm" style:rel-column-width="2106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33cm" table:align="left"/>
    </style:style>
    <style:style style:name="Table4.A" style:family="table-column">
      <style:table-column-properties style:column-width="16.933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.499cm" fo:text-align="center" style:justify-single-word="false"/>
      <style:text-properties fo:color="#ff0000" style:font-name="Verdana" fo:font-size="24pt" fo:font-weight="bold"/>
    </style:style>
    <style:style style:name="P2" style:family="paragraph" style:parent-style-name="Table_20_Contents">
      <style:paragraph-properties fo:margin-top="0cm" fo:margin-bottom="0.499cm"/>
      <style:text-properties style:font-name="Verdana" fo:font-size="12pt"/>
    </style:style>
    <style:style style:name="P3" style:family="paragraph" style:parent-style-name="Table_20_Contents">
      <style:paragraph-properties fo:margin-top="0cm" fo:margin-bottom="0.499cm"/>
      <style:text-properties style:font-name="Verdana" fo:font-size="12pt" fo:font-weight="normal" style:font-weight-asian="normal" style:font-weight-complex="normal"/>
    </style:style>
    <style:style style:name="P4" style:family="paragraph" style:parent-style-name="Table_20_Contents">
      <style:paragraph-properties fo:margin-top="0cm" fo:margin-bottom="0.499cm"/>
      <style:text-properties fo:color="#4599b1" style:font-name="Verdana" fo:font-size="14pt" fo:font-weight="bold"/>
    </style:style>
    <style:style style:name="P5" style:family="paragraph" style:parent-style-name="Table_20_Contents">
      <style:paragraph-properties fo:margin-top="0cm" fo:margin-bottom="0.199cm"/>
      <style:text-properties style:font-name="Verdana" fo:font-size="12pt"/>
    </style:style>
    <style:style style:name="P6" style:family="paragraph" style:parent-style-name="Table_20_Contents">
      <style:paragraph-properties fo:margin-top="0cm" fo:margin-bottom="0.199cm"/>
      <style:text-properties style:font-name="Verdana" fo:font-size="12pt" fo:font-weight="normal" style:font-weight-asian="normal" style:font-weight-complex="normal"/>
    </style:style>
    <style:style style:name="P7" style:family="paragraph" style:parent-style-name="Table_20_Contents">
      <style:text-properties style:font-name="Verdana" fo:font-size="12pt"/>
    </style:style>
    <style:style style:name="P8" style:family="paragraph" style:parent-style-name="Table_20_Contents">
      <style:text-properties style:font-name="Verdana" fo:font-size="12pt" fo:font-weight="normal" style:font-weight-asian="normal" style:font-weight-complex="normal"/>
    </style:style>
    <style:style style:name="P9" style:family="paragraph" style:parent-style-name="Table_20_Contents">
      <style:text-properties fo:color="#000080" style:font-name="Courier New1" fo:font-size="14pt" fo:font-weight="normal" style:font-size-asian="14pt" style:font-weight-asian="normal" style:font-size-complex="14pt" style:font-weight-complex="normal"/>
    </style:style>
    <style:style style:name="P10" style:family="paragraph" style:parent-style-name="Preformatted_20_Text">
      <style:paragraph-properties fo:margin-left="0cm" fo:margin-right="0cm" fo:text-indent="0cm" style:auto-text-indent="false" fo:background-color="#ffffe0">
        <style:background-image/>
      </style:paragraph-properties>
      <style:text-properties fo:color="#000080" style:font-name="Courier New1" fo:font-size="14pt" fo:font-weight="bold" style:font-size-asian="14pt" style:font-size-complex="14pt"/>
    </style:style>
    <style:style style:name="P11" style:family="paragraph" style:parent-style-name="Preformatted_20_Text">
      <style:paragraph-properties fo:margin-left="0cm" fo:margin-right="0cm" fo:text-indent="0cm" style:auto-text-indent="false" fo:background-color="#ffffe0">
        <style:background-image/>
      </style:paragraph-properties>
      <style:text-properties fo:color="#000080" style:font-name="Courier New1" fo:font-size="14pt" fo:font-weight="normal" style:font-size-asian="14pt" style:font-weight-asian="normal" style:font-size-complex="14pt" style:font-weight-complex="normal"/>
    </style:style>
    <style:style style:name="P12" style:family="paragraph" style:parent-style-name="Preformatted_20_Text">
      <style:paragraph-properties fo:margin-left="0.381cm" fo:margin-right="-2.2cm" fo:text-indent="0cm" style:auto-text-indent="false" fo:background-color="#ffffe0">
        <style:background-image/>
      </style:paragraph-properties>
      <style:text-properties fo:color="#000080" style:font-name="Courier New1" fo:font-size="12pt" fo:font-weight="bold"/>
    </style:style>
    <style:style style:name="P13" style:family="paragraph" style:parent-style-name="Preformatted_20_Text">
      <style:paragraph-properties fo:margin-left="0.381cm" fo:margin-right="-2.2cm" fo:text-indent="0cm" style:auto-text-indent="false" fo:background-color="#ffffe0">
        <style:background-image/>
      </style:paragraph-properties>
      <style:text-properties fo:color="#000080" style:font-name="Courier New1" fo:font-size="12pt" fo:font-weight="normal" style:font-weight-asian="normal" style:font-weight-complex="normal"/>
    </style:style>
    <style:style style:name="P14" style:family="paragraph" style:parent-style-name="Table_20_Contents">
      <style:paragraph-properties fo:margin-left="1.251cm" fo:margin-right="0cm" fo:margin-top="0cm" fo:margin-bottom="0cm" fo:text-indent="-0.635cm" style:auto-text-indent="false"/>
      <style:text-properties style:font-name="Courier New" fo:font-size="12pt" fo:font-weight="normal" style:font-weight-asian="normal" style:font-weight-complex="normal"/>
    </style:style>
    <style:style style:name="P15" style:family="paragraph" style:parent-style-name="Table_20_Contents">
      <style:paragraph-properties fo:margin-left="1.251cm" fo:margin-right="0cm" fo:margin-top="0cm" fo:margin-bottom="0.499cm" fo:text-indent="-0.635cm" style:auto-text-indent="false"/>
      <style:text-properties fo:font-weight="normal" style:font-weight-asian="normal" style:font-weight-complex="normal"/>
    </style:style>
    <style:style style:name="P16" style:family="paragraph" style:parent-style-name="Table_20_Contents" style:list-style-name="L1">
      <style:text-properties style:font-name="Verdana" fo:font-size="12pt"/>
    </style:style>
    <style:style style:name="P17" style:family="paragraph" style:parent-style-name="Table_20_Contents" style:list-style-name="L3">
      <style:text-properties style:font-name="Verdana" fo:font-size="12pt" fo:font-weight="normal" style:font-weight-asian="normal" style:font-weight-complex="normal"/>
    </style:style>
    <style:style style:name="P18" style:family="paragraph" style:parent-style-name="Table_20_Contents" style:list-style-name="L1">
      <style:paragraph-properties fo:margin-top="0cm" fo:margin-bottom="0.499cm"/>
      <style:text-properties style:font-name="Verdana" fo:font-size="12pt"/>
    </style:style>
    <style:style style:name="P19" style:family="paragraph" style:parent-style-name="Table_20_Contents" style:list-style-name="L2">
      <style:paragraph-properties fo:margin-top="0cm" fo:margin-bottom="0.199cm"/>
      <style:text-properties style:font-name="Verdana" fo:font-size="12pt" fo:font-weight="normal" style:font-weight-asian="normal" style:font-weight-complex="normal"/>
    </style:style>
    <style:style style:name="P20" style:family="paragraph" style:parent-style-name="Table_20_Contents" style:list-style-name="L2">
      <style:paragraph-properties fo:margin-left="0cm" fo:margin-right="0cm" fo:margin-top="0cm" fo:margin-bottom="0cm" fo:text-indent="-0.635cm" style:auto-text-indent="false"/>
      <style:text-properties style:font-name="Verdana" fo:font-size="12pt" fo:font-weight="normal" style:font-weight-asian="normal" style:font-weight-complex="normal"/>
    </style:style>
    <style:style style:name="P21" style:family="paragraph" style:parent-style-name="Table_20_Contents" style:list-style-name="L2">
      <style:paragraph-properties fo:margin-left="0cm" fo:margin-right="0cm" fo:margin-top="0cm" fo:margin-bottom="0.199cm" fo:text-indent="-0.635cm" style:auto-text-indent="false"/>
      <style:text-properties fo:font-weight="normal" style:font-weight-asian="normal" style:font-weight-complex="normal"/>
    </style:style>
    <style:style style:name="P22" style:family="paragraph" style:parent-style-name="Table_20_Contents" style:list-style-name="L2">
      <style:paragraph-properties fo:margin-left="0cm" fo:margin-right="0cm" fo:margin-top="0cm" fo:margin-bottom="0.499cm" fo:text-indent="-0.635cm" style:auto-text-indent="false"/>
      <style:text-properties style:font-name="Verdana" fo:font-size="12pt" fo:font-weight="normal" style:font-weight-asian="normal" style:font-weight-complex="normal"/>
    </style:style>
    <style:style style:name="T1" style:family="text">
      <style:text-properties fo:color="#000080" style:font-name="Courier New1" fo:font-size="14pt" style:font-size-asian="14pt" style:font-size-complex="14pt"/>
    </style:style>
    <style:style style:name="T2" style:family="text">
      <style:text-properties style:font-name="Verdana" fo:font-size="12pt"/>
    </style:style>
    <style:style style:name="T3" style:family="text">
      <style:text-properties style:font-name="Courier New" fo:font-size="12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OOP244 Test 2 – Aug 3 2011</text:p>
            <text:p text:style-name="P2"><text:line-break/><text:line-break/>Name _______________________ Student Number _____________________</text:p>
            <text:p text:style-name="P4">NOTES:</text:p>
            <text:list xml:id="list37621081" text:style-name="L1">
              <text:list-item>
                <text:p text:style-name="P16">This test has 4 pages and lasts two full periods</text:p>
              </text:list-item>
              <text:list-item>
                <text:p text:style-name="P16">This test is out of 20 marks and is worth 15% of your final grade</text:p>
              </text:list-item>
              <text:list-item>
                <text:p text:style-name="P16">Answer both questions in the exam booklet provided</text:p>
              </text:list-item>
              <text:list-item>
                <text:p text:style-name="P16">Hand in this test paper with your answer booklet</text:p>
              </text:list-item>
              <text:list-item>
                <text:p text:style-name="P18">You may use your copy of the course textbook, a non-programmable, non-messaging calculator, and a foreign-language dictionary</text:p>
              </text:list-item>
            </text:list>
            <text:p text:style-name="P4">QUESTION 1 - WORD PROBLEM - (10 MARKS):</text:p>
            <text:p text:style-name="P6">Code a class named <text:span text:style-name="T1">ESign</text:span> that holds the following information about an electronic sign: </text:p>
            <text:list xml:id="list37625589" text:style-name="L2">
              <text:list-item>
                <text:p text:style-name="P19">the width of the sign</text:p>
              </text:list-item>
              <text:list-item>
                <text:p text:style-name="P19">the text displayed in the sign</text:p>
                <text:p text:style-name="P20">Your design does not place any limit on the number of characters displayed in the sign. <text:s/>If the number of characters in the text exceeds the width of the sign, the text wraps around and continues left-justified on the following line(s):</text:p>
              </text:list-item>
            </text:list>
            <text:p text:style-name="P14">------------------------------</text:p>
            <text:p text:style-name="P14">------------------------------</text:p>
            <text:p text:style-name="P14">------------------------------</text:p>
            <text:p text:style-name="P15"><text:span text:style-name="T3">----------------</text:span><text:span text:style-name="T2"> </text:span></text:p>
            <text:list xml:id="list31547603" text:continue-numbering="true" text:style-name="L2">
              <text:list-header>
                <text:p text:style-name="P21"><text:span text:style-name="T2">Upon instantiation, an </text:span><text:span text:style-name="T1">ESign</text:span><text:span text:style-name="T2"> object can receive either nothing or two pieces of information: </text:span></text:p>
              </text:list-header>
              <text:list-item>
                <text:p text:style-name="P19">the number of characters displayed in a single line</text:p>
              </text:list-item>
              <text:list-item>
                <text:p text:style-name="P19">the address of a C-style null-terminated string holding the text to be displayed in the sign</text:p>
                <text:p text:style-name="P22">The width of the sign is a positive value. <text:s/>If the object does not receive any data or the data received is invalid in any way, the object adopts a safe empty state.</text:p>
              </text:list-item>
            </text:list>
            <text:p text:style-name="P3">Store your class definition in a header file named <text:span text:style-name="T1">ESign.h</text:span> and your function definitions in an implementation file named <text:span text:style-name="T1">ESign.cpp</text:span>. <text:s/>Include all of the <text:soft-page-break/>satements necessary to ensure proper compilation and execution of your code.</text:p>
            <text:p text:style-name="P3">Your design includes three methods:</text:p>
            <text:list xml:id="list37623328" text:style-name="L3">
              <text:list-item>
                <text:p text:style-name="P17"><text:span text:style-name="T1">void set(int width)</text:span> - a modifier that receives an int holding the width of the sign. <text:s/>If the value received is a positive value, this method changes the width of the sign to the value received. <text:s/>If the current object is in a safe empty state, this method sets the text to an empty string. <text:s/>If the value received is non-positive, this method does nothing.</text:p>
              </text:list-item>
            </text:list>
            <text:p text:style-name="P8"/>
            <text:list xml:id="list31533803" text:continue-numbering="true" text:style-name="L3">
              <text:list-item>
                <text:p text:style-name="P17"><text:span text:style-name="T1">void set(const char* text)</text:span> - a modifier that receives the address of a C-style string holding the text to be displayed and resets the text of the sign to the text at the received address. <text:s/>If the address is the NULL address this method does nothing.</text:p>
              </text:list-item>
            </text:list>
            <text:p text:style-name="P8"/>
            <text:list xml:id="list31547192" text:continue-numbering="true" text:style-name="L3">
              <text:list-item>
                <text:p text:style-name="P17"><text:span text:style-name="T1">void display() const</text:span> – a query that displays the text of the sign within the specified width and wraps the text as shown in the example below. <text:s/>If the current object is in a safe empty state, this method displays the message <text:span text:style-name="T1">"Please Wait"</text:span>.</text:p>
              </text:list-item>
            </text:list>
            <text:p text:style-name="P8"/>
            <text:p text:style-name="P3">Since your class accommodates text of any length, your design should define a copy constructor, an assignment operator, and a destructor.</text:p>
            <text:p text:style-name="P3">The following program uses your class and produces the output shown on the right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7">Sample Main Program</text:p>
                </table:table-cell>
                <table:table-cell table:style-name="Table1.B1" office:value-type="string">
                  <text:p text:style-name="P7">Output</text:p>
                </table:table-cell>
              </table:table-row>
              <table:table-row>
                <table:table-cell table:style-name="Table1.A2" office:value-type="string">
                  <text:p text:style-name="P9">#include "ESign.h"</text:p>
                  <text:p text:style-name="P9"/>
                  <text:p text:style-name="P9">int main() {</text:p>
                  <text:p text:style-name="P9"><text:s text:c="4"/>ESign esign(15, "Encapsulation");</text:p>
                  <text:p text:style-name="P9"><text:s text:c="4"/>esign.display();</text:p>
                  <text:p text:style-name="P9"/>
                  <text:p text:style-name="P9"><text:s text:c="4"/>ESign encap = esign;</text:p>
                  <text:p text:style-name="P9"><text:s text:c="4"/>encap.set(7);</text:p>
                  <text:p text:style-name="P9"><text:s text:c="4"/>encap.display();</text:p>
                  <text:p text:style-name="P9"/>
                  <text:p text:style-name="P9"><text:s text:c="4"/>ESign inherit;</text:p>
                  <text:p text:style-name="P9"><text:s text:c="4"/>inherit = encap;</text:p>
                  <text:p text:style-name="P9"><text:s text:c="4"/>inherit.set("Inheritance");</text:p>
                  <text:p text:style-name="P9"><text:s text:c="4"/>inherit.display();</text:p>
                  <text:p text:style-name="P9">}</text:p>
                </table:table-cell>
                <table:table-cell table:style-name="Table1.B2" office:value-type="string">
                  <text:p text:style-name="P10"/>
                  <text:p text:style-name="P10"/>
                  <text:p text:style-name="P10"/>
                  <text:p text:style-name="P10"><text:s/></text:p>
                  <text:p text:style-name="P10"><text:s/><text:span text:style-name="T4">Encapsulation</text:span></text:p>
                  <text:p text:style-name="P11"><text:s/></text:p>
                  <text:p text:style-name="P11"><text:s/></text:p>
                  <text:p text:style-name="P11"><text:s/></text:p>
                  <text:p text:style-name="P11"><text:s/>Encapsu</text:p>
                  <text:p text:style-name="P11"><text:s/>lation</text:p>
                  <text:p text:style-name="P11"><text:s/></text:p>
                  <text:p text:style-name="P11"><text:s/></text:p>
                  <text:p text:style-name="P11"/>
                  <text:p text:style-name="P11"><text:s/>Inherit</text:p>
                  <text:p text:style-name="P11"><text:s/>ance</text:p>
                  <text:p text:style-name="P7"/>
                </table:table-cell>
              </table:table-row>
            </table:table>
            <text:p text:style-name="P4"><text:soft-page-break/>QUESTION 2 - WALKTHROUGH - (10 MARKS):</text:p>
            <text:p text:style-name="P5">What is the exact output of the following program? Show your rough work to avoid deductions.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3">#include &lt;iostream&gt;</text:p>
                  <text:p text:style-name="P13">using namespace std;</text:p>
                  <text:p text:style-name="P13"/>
                  <text:p text:style-name="P13">class Beverage {</text:p>
                  <text:p text:style-name="P13"><text:s text:c="4"/>int amount;</text:p>
                  <text:p text:style-name="P13"><text:s text:c="2"/>public:</text:p>
                  <text:p text:style-name="P13"><text:s text:c="4"/>Beverage();</text:p>
                  <text:p text:style-name="P13"><text:s text:c="4"/>Beverage(int);</text:p>
                  <text:p text:style-name="P13"><text:s text:c="4"/>Beverage(const Beverage&amp;);</text:p>
                  <text:p text:style-name="P13"><text:s text:c="4"/>~Beverage();</text:p>
                  <text:p text:style-name="P13"><text:s text:c="4"/>void operator+=(int);</text:p>
                  <text:p text:style-name="P13"><text:s text:c="4"/>void display(ostream&amp; os) const;</text:p>
                  <text:p text:style-name="P13">};</text:p>
                  <text:p text:style-name="P13"/>
                  <text:p text:style-name="P13">class Tea : public Beverage {</text:p>
                  <text:p text:style-name="P13"><text:tab/>char desc[14];</text:p>
                  <text:p text:style-name="P13"><text:s text:c="2"/>public:</text:p>
                  <text:p text:style-name="P13"><text:s text:c="4"/>Tea();</text:p>
                  <text:p text:style-name="P13"><text:s text:c="4"/>Tea(int, const char*);</text:p>
                  <text:p text:style-name="P13"><text:s text:c="4"/>Tea(const Tea&amp;);</text:p>
                  <text:p text:style-name="P13"><text:s text:c="4"/>~Tea();</text:p>
                  <text:p text:style-name="P13"><text:s text:c="4"/>void display(ostream&amp; os) const;</text:p>
                  <text:p text:style-name="P13">};</text:p>
                  <text:p text:style-name="P13"/>
                  <text:p text:style-name="P13">Beverage::Beverage() {</text:p>
                  <text:p text:style-name="P13"><text:tab/>amount = 0;</text:p>
                  <text:p text:style-name="P13"><text:tab/>cout &lt;&lt; "B";</text:p>
                  <text:p text:style-name="P13">}</text:p>
                  <text:p text:style-name="P13"/>
                  <text:p text:style-name="P13">Beverage::Beverage(int a) {</text:p>
                  <text:p text:style-name="P13"><text:tab/>amount = a;</text:p>
                  <text:p text:style-name="P13"><text:tab/>cout &lt;&lt; "B" &lt;&lt; amount;</text:p>
                  <text:p text:style-name="P13">}</text:p>
                  <text:p text:style-name="P13"/>
                  <text:p text:style-name="P13">Beverage::Beverage(const Beverage&amp; b) {</text:p>
                  <text:p text:style-name="P13"><text:tab/>amount = b.amount;</text:p>
                  <text:p text:style-name="P13"><text:tab/>cout &lt;&lt; "C";</text:p>
                  <text:p text:style-name="P13">}</text:p>
                  <text:p text:style-name="P13"/>
                  <text:p text:style-name="P13">Beverage::~Beverage() {</text:p>
                  <text:p text:style-name="P13"><text:tab/>cout &lt;&lt; "~B" &lt;&lt; amount &lt;&lt; endl;</text:p>
                  <text:p text:style-name="P13">}</text:p>
                  <text:p text:style-name="P13"/>
                  <text:p text:style-name="P13"><text:soft-page-break/>void Beverage::operator+=(int a) {</text:p>
                  <text:p text:style-name="P13"><text:tab/>amount += a;</text:p>
                  <text:p text:style-name="P13">}</text:p>
                  <text:p text:style-name="P13"/>
                  <text:p text:style-name="P13">void Beverage::display(ostream&amp; os) const {</text:p>
                  <text:p text:style-name="P13"><text:tab/>os &lt;&lt; amount;</text:p>
                  <text:p text:style-name="P13">}</text:p>
                  <text:p text:style-name="P13"/>
                  <text:p text:style-name="P13">Tea::Tea() {</text:p>
                  <text:p text:style-name="P13"><text:tab/>desc[0] = '\0';</text:p>
                  <text:p text:style-name="P13"><text:tab/>cout &lt;&lt; "T" &lt;&lt; endl;</text:p>
                  <text:p text:style-name="P13">}</text:p>
                  <text:p text:style-name="P13"/>
                  <text:p text:style-name="P13">Tea::Tea(int a, const char* d) : Beverage(a) {</text:p>
                  <text:p text:style-name="P13"><text:tab/>strncpy(desc, d, 13);</text:p>
                  <text:p text:style-name="P13"><text:tab/>desc[13] = '\0';</text:p>
                  <text:p text:style-name="P13"><text:tab/>cout &lt;&lt; "T" &lt;&lt; desc &lt;&lt; endl;</text:p>
                  <text:p text:style-name="P13">}</text:p>
                  <text:p text:style-name="P13"/>
                  <text:p text:style-name="P13">Tea::Tea(const Tea&amp; t) : Beverage(t) {</text:p>
                  <text:p text:style-name="P13"><text:tab/>strncpy(desc, t.desc, 13);</text:p>
                  <text:p text:style-name="P13"><text:tab/>desc[13] = '\0';</text:p>
                  <text:p text:style-name="P13"><text:tab/>cout &lt;&lt; "U";</text:p>
                  <text:p text:style-name="P13">}</text:p>
                  <text:p text:style-name="P13"/>
                  <text:p text:style-name="P13">Tea::~Tea() {</text:p>
                  <text:p text:style-name="P13"><text:tab/>cout &lt;&lt; "~T" &lt;&lt; desc;</text:p>
                  <text:p text:style-name="P13">}</text:p>
                  <text:p text:style-name="P13"/>
                  <text:p text:style-name="P13">void Tea::display(ostream&amp; os) const {</text:p>
                  <text:p text:style-name="P13"><text:tab/>Beverage::display(os);</text:p>
                  <text:p text:style-name="P13"><text:tab/>os &lt;&lt; " " &lt;&lt; desc &lt;&lt; " Tea" &lt;&lt; endl;</text:p>
                  <text:p text:style-name="P13">}</text:p>
                  <text:p text:style-name="P13"/>
                  <text:p text:style-name="P13">ostream&amp; operator&lt;&lt;(ostream&amp; os, Tea t) {</text:p>
                  <text:p text:style-name="P13"><text:tab/>t.display(os);</text:p>
                  <text:p text:style-name="P13"><text:tab/>return os;</text:p>
                  <text:p text:style-name="P13">}</text:p>
                  <text:p text:style-name="P13"/>
                  <text:p text:style-name="P13">int main() {</text:p>
                  <text:p text:style-name="P13"><text:tab/>Tea none, green(20, "Green"), black(10, "Black");</text:p>
                  <text:p text:style-name="P13"><text:tab/>green += 30;</text:p>
                  <text:p text:style-name="P13"><text:tab/>cout &lt;&lt; green &lt;&lt; "-----------" &lt;&lt; endl;</text:p>
                  <text:p text:style-name="P13"><text:tab/>black += 50;</text:p>
                  <text:p text:style-name="P13"><text:tab/>cout &lt;&lt; black &lt;&lt; "-----------" &lt;&lt; endl;</text:p>
                  <text:p text:style-name="P13">}</text:p>
                  <text:p text:style-name="P12"/>
                </table:table-cell>
              </table:table-row>
            </table:table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1" svg:font-family="'Courier New', serif"/>
    <style:font-face style:name="OpenSymbol" svg:font-family="OpenSymbol"/>
    <style:font-face style:name="Tahoma1" svg:font-family="Tahoma"/>
    <style:font-face style:name="Verdana" svg:font-family="Verdana, 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Szalwinski</meta:initial-creator>
    <meta:creation-date>2010-04-08T11:36:18.67</meta:creation-date>
    <dc:date>2011-08-06T11:41:00.10</dc:date>
    <dc:creator>Chris Szalwinski</dc:creator>
    <meta:editing-duration>P2DT11H41M9S</meta:editing-duration>
    <meta:editing-cycles>10</meta:editing-cycles>
    <meta:generator>OpenOffice.org/3.3$Win32 OpenOffice.org_project/330m20$Build-9567</meta:generator>
    <meta:printed-by>Chris Szalwinski</meta:printed-by>
    <meta:print-date>2011-07-30T18:14:18.99</meta:print-date>
    <meta:document-statistic meta:table-count="3" meta:image-count="0" meta:object-count="0" meta:page-count="4" meta:paragraph-count="129" meta:word-count="742" meta:character-count="4494"/>
  </office:meta>
</office:document-meta>
</file>